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Normal_20_2" style:data-style-name="N12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3" table:default-cell-style-name="ce6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scientificName</text:p>
          </table:table-cell>
          <table:table-cell table:style-name="ce3" office:value-type="string" calcext:value-type="string">
            <text:p>country</text:p>
          </table:table-cell>
          <table:table-cell table:style-name="ce5" office:value-type="string" calcext:value-type="string">
            <text:p>stateProvin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locality</text:p>
          </table:table-cell>
          <table:table-cell table:style-name="ce3" office:value-type="string" calcext:value-type="string">
            <text:p>decimalLatitude</text:p>
          </table:table-cell>
          <table:table-cell table:style-name="ce3" office:value-type="string" calcext:value-type="string">
            <text:p>decimalLongitude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table:number-columns-repeated="3" office:value-type="string" calcext:value-type="string">
            <text:p>Antofagasta </text:p>
          </table:table-cell>
          <table:table-cell office:value-type="float" office:value="-23.7" calcext:value-type="float">
            <text:p>-23.7</text:p>
          </table:table-cell>
          <table:table-cell office:value-type="float" office:value="-70.4" calcext:value-type="float">
            <text:p>-70.4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Antofagasta </text:p>
          </table:table-cell>
          <table:table-cell office:value-type="string" calcext:value-type="string">
            <text:p>Taltal </text:p>
          </table:table-cell>
          <table:table-cell office:value-type="float" office:value="-24.621111" calcext:value-type="float">
            <text:p>-24.621111</text:p>
          </table:table-cell>
          <table:table-cell office:value-type="float" office:value="-70.559444" calcext:value-type="float">
            <text:p>-70.559444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Antofagasta </text:p>
          </table:table-cell>
          <table:table-cell office:value-type="string" calcext:value-type="string">
            <text:p>Taltal </text:p>
          </table:table-cell>
          <table:table-cell office:value-type="float" office:value="-25.0097" calcext:value-type="float">
            <text:p>-25.0097</text:p>
          </table:table-cell>
          <table:table-cell office:value-type="float" office:value="-70.4658" calcext:value-type="float">
            <text:p>-70.4658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ntofagasta </text:p>
          </table:table-cell>
          <table:table-cell table:number-columns-repeated="2" office:value-type="string" calcext:value-type="string">
            <text:p>Tocopilla </text:p>
          </table:table-cell>
          <table:table-cell office:value-type="float" office:value="-22.085798" calcext:value-type="float">
            <text:p>-22.085798</text:p>
          </table:table-cell>
          <table:table-cell office:value-type="float" office:value="-70.193006" calcext:value-type="float">
            <text:p>-70.193006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rica y Parinacota</text:p>
          </table:table-cell>
          <table:table-cell table:number-columns-repeated="2" office:value-type="string" calcext:value-type="string">
            <text:p>Arica </text:p>
          </table:table-cell>
          <table:table-cell office:value-type="float" office:value="-18.7625" calcext:value-type="float">
            <text:p>-18.7625</text:p>
          </table:table-cell>
          <table:table-cell office:value-type="float" office:value="-70.342778" calcext:value-type="float">
            <text:p>-70.342778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rica y Parinacota</text:p>
          </table:table-cell>
          <table:table-cell table:number-columns-repeated="2" office:value-type="string" calcext:value-type="string">
            <text:p>Arica </text:p>
          </table:table-cell>
          <table:table-cell office:value-type="float" office:value="-18.479722" calcext:value-type="float">
            <text:p>-18.479722</text:p>
          </table:table-cell>
          <table:table-cell office:value-type="float" office:value="-70.324167" calcext:value-type="float">
            <text:p>-70.324167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rica y Parinacota</text:p>
          </table:table-cell>
          <table:table-cell table:number-columns-repeated="2" office:value-type="string" calcext:value-type="string">
            <text:p>Arica </text:p>
          </table:table-cell>
          <table:table-cell office:value-type="float" office:value="-18.7625" calcext:value-type="float">
            <text:p>-18.7625</text:p>
          </table:table-cell>
          <table:table-cell office:value-type="float" office:value="-70.342778" calcext:value-type="float">
            <text:p>-70.342778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rica y Parinacota</text:p>
          </table:table-cell>
          <table:table-cell office:value-type="string" calcext:value-type="string">
            <text:p>Arica </text:p>
          </table:table-cell>
          <table:table-cell office:value-type="string" calcext:value-type="string">
            <text:p>Camarones </text:p>
          </table:table-cell>
          <table:table-cell office:value-type="float" office:value="-19.204444" calcext:value-type="float">
            <text:p>-19.204444</text:p>
          </table:table-cell>
          <table:table-cell office:value-type="float" office:value="-70.268889" calcext:value-type="float">
            <text:p>-70.268889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Tarapacá </text:p>
          </table:table-cell>
          <table:table-cell table:number-columns-repeated="2" office:value-type="string" calcext:value-type="string">
            <text:p>Arica </text:p>
          </table:table-cell>
          <table:table-cell office:value-type="float" office:value="-18.5" calcext:value-type="float">
            <text:p>-18.5</text:p>
          </table:table-cell>
          <table:table-cell office:value-type="float" office:value="-70.3" calcext:value-type="float">
            <text:p>-70.3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Tarapacá </text:p>
          </table:table-cell>
          <table:table-cell office:value-type="string" calcext:value-type="string">
            <text:p>Iquique </text:p>
          </table:table-cell>
          <table:table-cell office:value-type="string" calcext:value-type="string">
            <text:p>Caleta Lobos</text:p>
          </table:table-cell>
          <table:table-cell office:value-type="float" office:value="-21.115556" calcext:value-type="float">
            <text:p>-21.115556</text:p>
          </table:table-cell>
          <table:table-cell office:value-type="float" office:value="-70.125" calcext:value-type="float">
            <text:p>-70.125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Tarapacá </text:p>
          </table:table-cell>
          <table:table-cell table:number-columns-repeated="2" office:value-type="string" calcext:value-type="string">
            <text:p>Iquique </text:p>
          </table:table-cell>
          <table:table-cell office:value-type="float" office:value="-20.230703" calcext:value-type="float">
            <text:p>-20.230703</text:p>
          </table:table-cell>
          <table:table-cell office:value-type="float" office:value="-70.135669" calcext:value-type="float">
            <text:p>-70.135669</text:p>
          </table:table-cell>
        </table:table-row>
        <table:table-row table:style-name="ro1">
          <table:table-cell office:value-type="string" calcext:value-type="string">
            <text:p>Mepraia gajardo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Tarapacá </text:p>
          </table:table-cell>
          <table:table-cell table:number-columns-repeated="2" office:value-type="string" calcext:value-type="string">
            <text:p>Iquique </text:p>
          </table:table-cell>
          <table:table-cell office:value-type="float" office:value="-21.001667" calcext:value-type="float">
            <text:p>-21.001667</text:p>
          </table:table-cell>
          <table:table-cell office:value-type="float" office:value="-70.164444" calcext:value-type="float">
            <text:p>-70.164444</text:p>
          </table:table-cell>
        </table:table-row>
        <table:table-row table:style-name="ro1">
          <table:table-cell office:value-type="string" calcext:value-type="string">
            <text:p>Mepraia parapatrica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Antofagasta </text:p>
          </table:table-cell>
          <table:table-cell office:value-type="string" calcext:value-type="string">
            <text:p>Taltal </text:p>
          </table:table-cell>
          <table:table-cell office:value-type="float" office:value="-25.216111" calcext:value-type="float">
            <text:p>-25.216111</text:p>
          </table:table-cell>
          <table:table-cell office:value-type="float" office:value="-70.436667" calcext:value-type="float">
            <text:p>-70.436667</text:p>
          </table:table-cell>
        </table:table-row>
        <table:table-row table:style-name="ro1">
          <table:table-cell office:value-type="string" calcext:value-type="string">
            <text:p>Mepraia parapatrica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Antofagasta </text:p>
          </table:table-cell>
          <table:table-cell office:value-type="string" calcext:value-type="string">
            <text:p>Taltal </text:p>
          </table:table-cell>
          <table:table-cell office:value-type="float" office:value="-25.205556" calcext:value-type="float">
            <text:p>-25.205556</text:p>
          </table:table-cell>
          <table:table-cell office:value-type="float" office:value="-70.435278" calcext:value-type="float">
            <text:p>-70.435278</text:p>
          </table:table-cell>
        </table:table-row>
        <table:table-row table:style-name="ro1">
          <table:table-cell office:value-type="string" calcext:value-type="string">
            <text:p>Mepraia parapatrica</text:p>
          </table:table-cell>
          <table:table-cell office:value-type="string" calcext:value-type="string">
            <text:p>Chile</text:p>
          </table:table-cell>
          <table:table-cell table:number-columns-repeated="2" office:value-type="string" calcext:value-type="string">
            <text:p>Antofagasta </text:p>
          </table:table-cell>
          <table:table-cell office:value-type="string" calcext:value-type="string">
            <text:p>Taltal </text:p>
          </table:table-cell>
          <table:table-cell office:value-type="float" office:value="-24.614167" calcext:value-type="float">
            <text:p>-24.614167</text:p>
          </table:table-cell>
          <table:table-cell office:value-type="float" office:value="-70.558611" calcext:value-type="float">
            <text:p>-70.558611</text:p>
          </table:table-cell>
        </table:table-row>
        <table:table-row table:style-name="ro1">
          <table:table-cell office:value-type="string" calcext:value-type="string">
            <text:p>Mepraia parapatrica</text:p>
          </table:table-cell>
          <table:table-cell office:value-type="string" calcext:value-type="string">
            <text:p>Chile</text:p>
          </table:table-cell>
          <table:table-cell table:style-name="ce4" office:value-type="string" calcext:value-type="string">
            <text:p>Atacama</text:p>
          </table:table-cell>
          <table:table-cell table:style-name="ce4"/>
          <table:table-cell table:style-name="ce4" office:value-type="string" calcext:value-type="string">
            <text:p>Caleta Zenteno</text:p>
          </table:table-cell>
          <table:table-cell office:value-type="float" office:value="-25.852222" calcext:value-type="float">
            <text:p>-25.852222</text:p>
          </table:table-cell>
          <table:table-cell office:value-type="float" office:value="-70.81" calcext:value-type="float">
            <text:p>-70.81</text:p>
          </table:table-cell>
        </table:table-row>
        <table:table-row table:style-name="ro1">
          <table:table-cell office:value-type="string" calcext:value-type="string">
            <text:p>Mepraia parapatric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office:value-type="string" calcext:value-type="string">
            <text:p>Chañaral </text:p>
          </table:table-cell>
          <table:table-cell office:value-type="string" calcext:value-type="string">
            <text:p>Chanaral </text:p>
          </table:table-cell>
          <table:table-cell office:value-type="float" office:value="-26.169444" calcext:value-type="float">
            <text:p>-26.169444</text:p>
          </table:table-cell>
          <table:table-cell office:value-type="float" office:value="-70.6675" calcext:value-type="float">
            <text:p>-70.6675</text:p>
          </table:table-cell>
        </table:table-row>
        <table:table-row table:style-name="ro1">
          <table:table-cell office:value-type="string" calcext:value-type="string">
            <text:p>Mepraia parapatric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office:value-type="string" calcext:value-type="string">
            <text:p>Chañaral </text:p>
          </table:table-cell>
          <table:table-cell office:value-type="string" calcext:value-type="string">
            <text:p>Chanaral </text:p>
          </table:table-cell>
          <table:table-cell office:value-type="float" office:value="-26.155556" calcext:value-type="float">
            <text:p>-26.155556</text:p>
          </table:table-cell>
          <table:table-cell office:value-type="float" office:value="-70.685833" calcext:value-type="float">
            <text:p>-70.685833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office:value-type="string" calcext:value-type="string">
            <text:p>Chañaral </text:p>
          </table:table-cell>
          <table:table-cell office:value-type="string" calcext:value-type="string">
            <text:p>Chanaral </text:p>
          </table:table-cell>
          <table:table-cell office:value-type="float" office:value="-26.1438" calcext:value-type="float">
            <text:p>-26.1438</text:p>
          </table:table-cell>
          <table:table-cell office:value-type="float" office:value="-70.6623" calcext:value-type="float">
            <text:p>-70.6623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table:number-columns-repeated="2" office:value-type="string" calcext:value-type="string">
            <text:p>Chañaral </text:p>
          </table:table-cell>
          <table:table-cell office:value-type="float" office:value="-26.345005" calcext:value-type="float">
            <text:p>-26.345005</text:p>
          </table:table-cell>
          <table:table-cell office:value-type="float" office:value="-70.624193" calcext:value-type="float">
            <text:p>-70.624193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office:value-type="string" calcext:value-type="string">
            <text:p>Chañaral </text:p>
          </table:table-cell>
          <table:table-cell office:value-type="string" calcext:value-type="string">
            <text:p>Diego de Almagro </text:p>
          </table:table-cell>
          <table:table-cell office:value-type="float" office:value="-26.750278" calcext:value-type="float">
            <text:p>-26.750278</text:p>
          </table:table-cell>
          <table:table-cell office:value-type="float" office:value="-69.901667" calcext:value-type="float">
            <text:p>-69.901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table:number-columns-repeated="2" office:value-type="string" calcext:value-type="string">
            <text:p>Huasco </text:p>
          </table:table-cell>
          <table:table-cell office:value-type="float" office:value="-28.147778" calcext:value-type="float">
            <text:p>-28.147778</text:p>
          </table:table-cell>
          <table:table-cell office:value-type="float" office:value="-71.075556" calcext:value-type="float">
            <text:p>-71.075556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tacama </text:p>
          </table:table-cell>
          <table:table-cell office:value-type="string" calcext:value-type="string">
            <text:p>Huasco </text:p>
          </table:table-cell>
          <table:table-cell office:value-type="string" calcext:value-type="string">
            <text:p>Vallenar </text:p>
          </table:table-cell>
          <table:table-cell office:value-type="float" office:value="-28.7225" calcext:value-type="float">
            <text:p>-28.7225</text:p>
          </table:table-cell>
          <table:table-cell office:value-type="float" office:value="-70.517222" calcext:value-type="float">
            <text:p>-70.517222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Choapa </text:p>
          </table:table-cell>
          <table:table-cell office:value-type="string" calcext:value-type="string">
            <text:p>Illapel </text:p>
          </table:table-cell>
          <table:table-cell office:value-type="float" office:value="-31.6" calcext:value-type="float">
            <text:p>-31.6</text:p>
          </table:table-cell>
          <table:table-cell office:value-type="float" office:value="-71.1" calcext:value-type="float">
            <text:p>-71.1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Choapa </text:p>
          </table:table-cell>
          <table:table-cell office:value-type="string" calcext:value-type="string">
            <text:p>Illapel </text:p>
          </table:table-cell>
          <table:table-cell office:value-type="float" office:value="-31.507778" calcext:value-type="float">
            <text:p>-31.507778</text:p>
          </table:table-cell>
          <table:table-cell office:value-type="float" office:value="-71.105278" calcext:value-type="float">
            <text:p>-71.105278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Elqui </text:p>
          </table:table-cell>
          <table:table-cell office:value-type="string" calcext:value-type="string">
            <text:p>La Higuera </text:p>
          </table:table-cell>
          <table:table-cell office:value-type="float" office:value="-29.260776" calcext:value-type="float">
            <text:p>-29.260776</text:p>
          </table:table-cell>
          <table:table-cell office:value-type="float" office:value="-70.731762" calcext:value-type="float">
            <text:p>-70.731762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Elqui </text:p>
          </table:table-cell>
          <table:table-cell table:style-name="ce4" office:value-type="string" calcext:value-type="string">
            <text:p>Vicuña</text:p>
          </table:table-cell>
          <table:table-cell office:value-type="float" office:value="-30.0319" calcext:value-type="float">
            <text:p>-30.0319</text:p>
          </table:table-cell>
          <table:table-cell office:value-type="float" office:value="-70.7081" calcext:value-type="float">
            <text:p>-70.7081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Elqui </text:p>
          </table:table-cell>
          <table:table-cell table:style-name="ce4" office:value-type="string" calcext:value-type="string">
            <text:p>Vicuña</text:p>
          </table:table-cell>
          <table:table-cell office:value-type="float" office:value="-30.019" calcext:value-type="float">
            <text:p>-30.019</text:p>
          </table:table-cell>
          <table:table-cell office:value-type="float" office:value="-70.71519" calcext:value-type="float">
            <text:p>-70.71519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Limarí </text:p>
          </table:table-cell>
          <table:table-cell office:value-type="string" calcext:value-type="string">
            <text:p>Combarbala </text:p>
          </table:table-cell>
          <table:table-cell office:value-type="float" office:value="-31.2" calcext:value-type="float">
            <text:p>-31.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Limarí </text:p>
          </table:table-cell>
          <table:table-cell office:value-type="string" calcext:value-type="string">
            <text:p>Combarbala </text:p>
          </table:table-cell>
          <table:table-cell office:value-type="float" office:value="-31.179097" calcext:value-type="float">
            <text:p>-31.179097</text:p>
          </table:table-cell>
          <table:table-cell office:value-type="float" office:value="-71.005096" calcext:value-type="float">
            <text:p>-71.005096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Limarí </text:p>
          </table:table-cell>
          <table:table-cell office:value-type="string" calcext:value-type="string">
            <text:p>Combarbala </text:p>
          </table:table-cell>
          <table:table-cell office:value-type="float" office:value="-31.17901" calcext:value-type="float">
            <text:p>-31.17901</text:p>
          </table:table-cell>
          <table:table-cell office:value-type="float" office:value="-71.004824" calcext:value-type="float">
            <text:p>-71.004824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Limarí </text:p>
          </table:table-cell>
          <table:table-cell office:value-type="string" calcext:value-type="string">
            <text:p>Monte Patria </text:p>
          </table:table-cell>
          <table:table-cell office:value-type="float" office:value="-30.854444" calcext:value-type="float">
            <text:p>-30.854444</text:p>
          </table:table-cell>
          <table:table-cell office:value-type="float" office:value="-70.6975" calcext:value-type="float">
            <text:p>-70.6975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quimbo </text:p>
          </table:table-cell>
          <table:table-cell office:value-type="string" calcext:value-type="string">
            <text:p>Limarí </text:p>
          </table:table-cell>
          <table:table-cell office:value-type="string" calcext:value-type="string">
            <text:p>Ovalle </text:p>
          </table:table-cell>
          <table:table-cell office:value-type="float" office:value="-30.741667" calcext:value-type="float">
            <text:p>-30.741667</text:p>
          </table:table-cell>
          <table:table-cell office:value-type="float" office:value="-71.701389" calcext:value-type="float">
            <text:p>-71.701389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Región Metropolitana de Santiago </text:p>
          </table:table-cell>
          <table:table-cell office:value-type="string" calcext:value-type="string">
            <text:p>Chacabuco </text:p>
          </table:table-cell>
          <table:table-cell office:value-type="string" calcext:value-type="string">
            <text:p>Colina </text:p>
          </table:table-cell>
          <table:table-cell office:value-type="float" office:value="-33.2" calcext:value-type="float">
            <text:p>-33.2</text:p>
          </table:table-cell>
          <table:table-cell office:value-type="float" office:value="-70.8" calcext:value-type="float">
            <text:p>-70.8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Región Metropolitana de Santiago </text:p>
          </table:table-cell>
          <table:table-cell office:value-type="string" calcext:value-type="string">
            <text:p>Chacabuco </text:p>
          </table:table-cell>
          <table:table-cell office:value-type="string" calcext:value-type="string">
            <text:p>Colina </text:p>
          </table:table-cell>
          <table:table-cell office:value-type="float" office:value="-33.195205" calcext:value-type="float">
            <text:p>-33.195205</text:p>
          </table:table-cell>
          <table:table-cell office:value-type="float" office:value="-70.670891" calcext:value-type="float">
            <text:p>-70.670891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Región Metropolitana de Santiago </text:p>
          </table:table-cell>
          <table:table-cell office:value-type="string" calcext:value-type="string">
            <text:p>Chacabuco </text:p>
          </table:table-cell>
          <table:table-cell office:value-type="string" calcext:value-type="string">
            <text:p>El Sauce</text:p>
          </table:table-cell>
          <table:table-cell office:value-type="float" office:value="-33.105278" calcext:value-type="float">
            <text:p>-33.105278</text:p>
          </table:table-cell>
          <table:table-cell office:value-type="float" office:value="-70.931389" calcext:value-type="float">
            <text:p>-70.931389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Quillota </text:p>
          </table:table-cell>
          <table:table-cell office:value-type="string" calcext:value-type="string">
            <text:p>La Cruz </text:p>
          </table:table-cell>
          <table:table-cell office:value-type="float" office:value="-32.6858" calcext:value-type="float">
            <text:p>-32.6858</text:p>
          </table:table-cell>
          <table:table-cell office:value-type="float" office:value="-71.212" calcext:value-type="float">
            <text:p>-71.212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7" calcext:value-type="float">
            <text:p>-32.7</text:p>
          </table:table-cell>
          <table:table-cell office:value-type="float" office:value="-70.7" calcext:value-type="float">
            <text:p>-70.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Mepraia spinolai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Valparaíso </text:p>
          </table:table-cell>
          <table:table-cell office:value-type="string" calcext:value-type="string">
            <text:p>San Felipe de Aconcagua </text:p>
          </table:table-cell>
          <table:table-cell table:style-name="ce4" office:value-type="string" calcext:value-type="string">
            <text:p>San Felipe</text:p>
          </table:table-cell>
          <table:table-cell office:value-type="float" office:value="-32.626111" calcext:value-type="float">
            <text:p>-32.626111</text:p>
          </table:table-cell>
          <table:table-cell office:value-type="float" office:value="-70.716667" calcext:value-type="float">
            <text:p>-70.716667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pírito Santo </text:p>
          </table:table-cell>
          <table:table-cell office:value-type="string" calcext:value-type="string">
            <text:p>Baixo Guandu </text:p>
          </table:table-cell>
          <table:table-cell office:value-type="string" calcext:value-type="string">
            <text:p>Vila Nova de Bananal </text:p>
          </table:table-cell>
          <table:table-cell office:value-type="float" office:value="-19.683" calcext:value-type="float">
            <text:p>-19.683</text:p>
          </table:table-cell>
          <table:table-cell office:value-type="float" office:value="-41.133" calcext:value-type="float">
            <text:p>-41.133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pírito Santo </text:p>
          </table:table-cell>
          <table:table-cell table:number-columns-repeated="2" office:value-type="string" calcext:value-type="string">
            <text:p>Barra de São Francisco </text:p>
          </table:table-cell>
          <table:table-cell office:value-type="float" office:value="-18.75" calcext:value-type="float">
            <text:p>-18.75</text:p>
          </table:table-cell>
          <table:table-cell office:value-type="float" office:value="-40.867" calcext:value-type="float">
            <text:p>-40.867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table:style-name="ce4" office:value-type="string" calcext:value-type="string">
            <text:p>Maranhão</text:p>
          </table:table-cell>
          <table:table-cell table:number-columns-repeated="2" office:value-type="string" calcext:value-type="string">
            <text:p>São Luis </text:p>
          </table:table-cell>
          <table:table-cell office:value-type="float" office:value="-2.597735" calcext:value-type="float">
            <text:p>-2.597735</text:p>
          </table:table-cell>
          <table:table-cell office:value-type="float" office:value="-44.209979" calcext:value-type="float">
            <text:p>-44.209979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 </text:p>
          </table:table-cell>
          <table:table-cell table:number-columns-repeated="2" office:value-type="string" calcext:value-type="string">
            <text:p>Bambuí </text:p>
          </table:table-cell>
          <table:table-cell office:value-type="float" office:value="-20.267" calcext:value-type="float">
            <text:p>-20.267</text:p>
          </table:table-cell>
          <table:table-cell office:value-type="float" office:value="-46.033" calcext:value-type="float">
            <text:p>-46.033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 </text:p>
          </table:table-cell>
          <table:table-cell office:value-type="string" calcext:value-type="string">
            <text:p>Itambé do Mato Dentro </text:p>
          </table:table-cell>
          <table:table-cell office:value-type="string" calcext:value-type="string">
            <text:p>Itambacuri </text:p>
          </table:table-cell>
          <table:table-cell office:value-type="float" office:value="-17.967" calcext:value-type="float">
            <text:p>-17.967</text:p>
          </table:table-cell>
          <table:table-cell office:value-type="float" office:value="-41.767" calcext:value-type="float">
            <text:p>-41.767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 </text:p>
          </table:table-cell>
          <table:table-cell table:number-columns-repeated="2" office:value-type="string" calcext:value-type="string">
            <text:p>Jaboticatubas </text:p>
          </table:table-cell>
          <table:table-cell office:value-type="float" office:value="-19.417" calcext:value-type="float">
            <text:p>-19.417</text:p>
          </table:table-cell>
          <table:table-cell office:value-type="float" office:value="-43.583" calcext:value-type="float">
            <text:p>-43.583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 </text:p>
          </table:table-cell>
          <table:table-cell table:number-columns-repeated="2" office:value-type="string" calcext:value-type="string">
            <text:p>Lagoa Santa </text:p>
          </table:table-cell>
          <table:table-cell office:value-type="float" office:value="-19.633" calcext:value-type="float">
            <text:p>-19.633</text:p>
          </table:table-cell>
          <table:table-cell office:value-type="float" office:value="-43.883" calcext:value-type="float">
            <text:p>-43.883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nas Gerais </text:p>
          </table:table-cell>
          <table:table-cell table:number-columns-repeated="2" office:value-type="string" calcext:value-type="string">
            <text:p>Lavras </text:p>
          </table:table-cell>
          <table:table-cell office:value-type="float" office:value="-21.248486" calcext:value-type="float">
            <text:p>-21.248486</text:p>
          </table:table-cell>
          <table:table-cell office:value-type="float" office:value="-45.001375" calcext:value-type="float">
            <text:p>-45.001375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</text:p>
          </table:table-cell>
          <table:table-cell office:value-type="string" calcext:value-type="string">
            <text:p>Campinas </text:p>
          </table:table-cell>
          <table:table-cell office:value-type="string" calcext:value-type="string">
            <text:p>Souzas </text:p>
          </table:table-cell>
          <table:table-cell office:value-type="float" office:value="-22.867" calcext:value-type="float">
            <text:p>-22.867</text:p>
          </table:table-cell>
          <table:table-cell office:value-type="float" office:value="-46.983" calcext:value-type="float">
            <text:p>-46.983</text:p>
          </table:table-cell>
        </table:table-row>
        <table:table-row table:style-name="ro1">
          <table:table-cell office:value-type="string" calcext:value-type="string">
            <text:p>Panstrongylus dia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</text:p>
          </table:table-cell>
          <table:table-cell table:number-columns-repeated="2" office:value-type="string" calcext:value-type="string">
            <text:p>São José do Rio Pardo </text:p>
          </table:table-cell>
          <table:table-cell office:value-type="float" office:value="-21.595769" calcext:value-type="float">
            <text:p>-21.595769</text:p>
          </table:table-cell>
          <table:table-cell office:value-type="float" office:value="-46.887744" calcext:value-type="float">
            <text:p>-46.887744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office:value-type="string" calcext:value-type="string">
            <text:p>El Palmar</text:p>
          </table:table-cell>
          <table:table-cell office:value-type="float" office:value="-27.137222" calcext:value-type="float">
            <text:p>-27.137222</text:p>
          </table:table-cell>
          <table:table-cell office:value-type="float" office:value="-61.573917" calcext:value-type="float">
            <text:p>-61.573917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office:value-type="string" calcext:value-type="string">
            <text:p>El Palmar</text:p>
          </table:table-cell>
          <table:table-cell table:style-name="ce7" office:value-type="float" office:value="-27.09322" calcext:value-type="float">
            <text:p>-27.09322</text:p>
          </table:table-cell>
          <table:table-cell table:style-name="ce7" office:value-type="float" office:value="-61.51937" calcext:value-type="float">
            <text:p>-61.51937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9322" calcext:value-type="float">
            <text:p>-27.09322</text:p>
          </table:table-cell>
          <table:table-cell table:style-name="ce7" office:value-type="float" office:value="-61.51937" calcext:value-type="float">
            <text:p>-61.51937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9322" calcext:value-type="float">
            <text:p>-27.09322</text:p>
          </table:table-cell>
          <table:table-cell table:style-name="ce7" office:value-type="float" office:value="-61.51937" calcext:value-type="float">
            <text:p>-61.51937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13791" calcext:value-type="float">
            <text:p>-27.13791</text:p>
          </table:table-cell>
          <table:table-cell table:style-name="ce7" office:value-type="float" office:value="-61.57427" calcext:value-type="float">
            <text:p>-61.57427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8948" calcext:value-type="float">
            <text:p>-27.08948</text:p>
          </table:table-cell>
          <table:table-cell table:style-name="ce7" office:value-type="float" office:value="-61.53319" calcext:value-type="float">
            <text:p>-61.53319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8948" calcext:value-type="float">
            <text:p>-27.08948</text:p>
          </table:table-cell>
          <table:table-cell table:style-name="ce7" office:value-type="float" office:value="-61.53319" calcext:value-type="float">
            <text:p>-61.53319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13722" calcext:value-type="float">
            <text:p>-27.13722</text:p>
          </table:table-cell>
          <table:table-cell table:style-name="ce7" office:value-type="float" office:value="-61.57392" calcext:value-type="float">
            <text:p>-61.57392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13722" calcext:value-type="float">
            <text:p>-27.13722</text:p>
          </table:table-cell>
          <table:table-cell table:style-name="ce7" office:value-type="float" office:value="-61.57392" calcext:value-type="float">
            <text:p>-61.57392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13722" calcext:value-type="float">
            <text:p>-27.13722</text:p>
          </table:table-cell>
          <table:table-cell table:style-name="ce7" office:value-type="float" office:value="-61.57392" calcext:value-type="float">
            <text:p>-61.57392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8844" calcext:value-type="float">
            <text:p>-27.08844</text:p>
          </table:table-cell>
          <table:table-cell table:style-name="ce7" office:value-type="float" office:value="-61.52975" calcext:value-type="float">
            <text:p>-61.52975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8948" calcext:value-type="float">
            <text:p>-27.08948</text:p>
          </table:table-cell>
          <table:table-cell table:style-name="ce7" office:value-type="float" office:value="-61.53319" calcext:value-type="float">
            <text:p>-61.53319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14556" calcext:value-type="float">
            <text:p>-27.14556</text:p>
          </table:table-cell>
          <table:table-cell table:style-name="ce7" office:value-type="float" office:value="-61.58103" calcext:value-type="float">
            <text:p>-61.58103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13512" calcext:value-type="float">
            <text:p>-27.13512</text:p>
          </table:table-cell>
          <table:table-cell table:style-name="ce7" office:value-type="float" office:value="-61.56859" calcext:value-type="float">
            <text:p>-61.56859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table:style-name="ce4" office:value-type="string" calcext:value-type="string">
            <text:p>El Palmar</text:p>
          </table:table-cell>
          <table:table-cell table:style-name="ce7" office:value-type="float" office:value="-27.08948" calcext:value-type="float">
            <text:p>-27.08948</text:p>
          </table:table-cell>
          <table:table-cell table:style-name="ce7" office:value-type="float" office:value="-61.53319" calcext:value-type="float">
            <text:p>-61.53319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Chaco</text:p>
          </table:table-cell>
          <table:table-cell office:value-type="string" calcext:value-type="string">
            <text:p>Doce de Octubre </text:p>
          </table:table-cell>
          <table:table-cell office:value-type="string" calcext:value-type="string">
            <text:p>El Palmar</text:p>
          </table:table-cell>
          <table:table-cell office:value-type="float" office:value="-27.086028" calcext:value-type="float">
            <text:p>-27.086028</text:p>
          </table:table-cell>
          <table:table-cell office:value-type="float" office:value="-61.528694" calcext:value-type="float">
            <text:p>-61.528694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Argentina</text:p>
          </table:table-cell>
          <table:table-cell table:style-name="ce4" office:value-type="string" calcext:value-type="string">
            <text:p>San Luis</text:p>
          </table:table-cell>
          <table:table-cell office:value-type="string" calcext:value-type="string">
            <text:p>Belgrano </text:p>
          </table:table-cell>
          <table:table-cell table:style-name="ce4" office:value-type="string" calcext:value-type="string">
            <text:p>Parque Nacional Sierra de las Quijadas</text:p>
          </table:table-cell>
          <table:table-cell table:style-name="ce7" office:value-type="float" office:value="-32.46914" calcext:value-type="float">
            <text:p>-32.46914</text:p>
          </table:table-cell>
          <table:table-cell table:style-name="ce7" office:value-type="float" office:value="-66.96087" calcext:value-type="float">
            <text:p>-66.96087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to Grosso do Sul </text:p>
          </table:table-cell>
          <table:table-cell table:number-columns-repeated="2" office:value-type="string" calcext:value-type="string">
            <text:p>Bodoquena </text:p>
          </table:table-cell>
          <table:table-cell office:value-type="float" office:value="-20.550833" calcext:value-type="float">
            <text:p>-20.550833</text:p>
          </table:table-cell>
          <table:table-cell office:value-type="float" office:value="-56.668333" calcext:value-type="float">
            <text:p>-56.668333</text:p>
          </table:table-cell>
        </table:table-row>
        <table:table-row table:style-name="ro1">
          <table:table-cell office:value-type="string" calcext:value-type="string">
            <text:p>Panstrongylus guenthe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to Grosso do Sul </text:p>
          </table:table-cell>
          <table:table-cell office:value-type="string" calcext:value-type="string">
            <text:p>Itaporã </text:p>
          </table:table-cell>
          <table:table-cell office:value-type="string" calcext:value-type="string">
            <text:p>Itapor </text:p>
          </table:table-cell>
          <table:table-cell office:value-type="float" office:value="-22.078889" calcext:value-type="float">
            <text:p>-22.078889</text:p>
          </table:table-cell>
          <table:table-cell office:value-type="float" office:value="-54.789444" calcext:value-type="float">
            <text:p>-54.789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</number:number-style>
    <number:number-style style:name="N111">
      <number:text>-$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</number:number-style>
    <number:number-style style:name="N113">
      <number:text>-$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date-style style:name="N129">
      <number:day/>
      <number:text> de </number:text>
      <number:month number:style="long" number:textual="true"/>
    </number:date-style>
    <number:date-style style:name="N130">
      <number:day/>
      <number:text>-</number:text>
      <number:month/>
    </number:date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orla</meta:initial-creator>
    <meta:creation-date>2020-05-03T20:35:06.377451235</meta:creation-date>
    <dc:date>2020-05-03T20:35:52.523336988</dc:date>
    <dc:creator>David Gorla</dc:creator>
    <meta:editing-duration>PT46S</meta:editing-duration>
    <meta:editing-cycles>1</meta:editing-cycles>
    <meta:document-statistic meta:table-count="1" meta:cell-count="545" meta:object-count="0"/>
    <meta:generator>LibreOffice/6.2.8.2$Linux_X86_64 LibreOffice_project/20$Build-2</meta:generator>
  </office:meta>
</office:document-meta>
</file>